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b2b2b2" draw:textarea-horizontal-align="justify" draw:textarea-vertical-align="middle" draw:auto-grow-height="false" fo:min-height="4.11cm" fo:min-width="6.231cm"/>
    </style:style>
    <style:style style:name="gr2" style:family="graphic" style:parent-style-name="standard">
      <style:graphic-properties draw:fill="solid" draw:fill-color="#b2b2b2" draw:textarea-horizontal-align="justify" draw:textarea-vertical-align="middle" draw:auto-grow-height="false" fo:min-height="3.687cm" fo:min-width="6.485cm"/>
    </style:style>
    <style:style style:name="gr3" style:family="graphic" style:parent-style-name="standard">
      <style:graphic-properties draw:fill="solid" draw:fill-color="#b2b2b2" draw:textarea-horizontal-align="justify" draw:textarea-vertical-align="middle" draw:auto-grow-height="false" fo:min-height="3.56cm" fo:min-width="6.104cm"/>
    </style:style>
    <style:style style:name="gr4" style:family="graphic" style:parent-style-name="standard">
      <style:graphic-properties draw:fill="solid" draw:fill-color="#ffff99" draw:textarea-horizontal-align="justify" draw:textarea-vertical-align="middle" draw:auto-grow-height="false" fo:min-height="2.624cm" fo:min-width="4.619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solid" draw:fill-color="#ff6600" draw:auto-grow-height="false" fo:min-height="1.561cm" fo:min-width="3.893cm" fo:wrap-option="wrap"/>
    </style:style>
    <style:style style:name="gr8" style:family="graphic" style:parent-style-name="standard">
      <style:graphic-properties draw:textarea-horizontal-align="justify" draw:textarea-vertical-align="middle" draw:auto-grow-height="false" fo:min-height="3.56cm" fo:min-width="6.73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b2b2b2"/>
      <style:paragraph-properties fo:text-align="center"/>
    </style:style>
    <style:style style:name="P3" style:family="paragraph">
      <loext:graphic-properties draw:fill="solid" draw:fill-color="#ffff99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6600"/>
      <style:text-properties fo:font-size="26pt"/>
    </style:style>
    <style:style style:name="T1" style:family="text">
      <style:text-properties fo:font-size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6.731cm" svg:height="4.36cm" svg:x="20.431cm" svg:y="2.228cm">
          <text:p text:style-name="P1">Save snapshot</text:p>
          <text:p text:style-name="P1">To disk every 3 hours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6.985cm" svg:height="3.937cm" svg:x="20.339cm" svg:y="8.62cm">
          <text:p text:style-name="P1">Read data back</text:p>
          <text:p text:style-name="P1">from disk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6.604cm" svg:height="3.81cm" svg:x="12.557cm" svg:y="14.716cm">
          <text:p text:style-name="P1">Analyze in </text:p>
          <text:p text:style-name="P1">interpreted language</text:p>
          <text:p text:style-name="P1">(python, matlab, ncl)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7.239cm" svg:height="4.064cm" svg:x="9.509cm" svg:y="7.35cm">
          <text:p text:style-name="P1">In memory cache</text:p>
          <text:p text:style-name="P1">(redis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0.569cm" svg:y1="10.819cm" svg:x2="10.569cm" svg:y2="10.819cm" draw:start-shape="id1" draw:start-glue-point="7" draw:end-shape="id1" draw:end-glue-point="7" svg:d="M10569 10819z" svg:viewBox="0 0 1 1">
          <text:p/>
        </draw:connector>
        <draw:connector draw:style-name="gr6" draw:text-style-name="P4" draw:layer="layout" draw:type="line" svg:x1="12.557cm" svg:y1="16.621cm" svg:x2="7.604cm" svg:y2="16.621cm" draw:start-shape="id2" draw:start-glue-point="3" draw:end-shape="id3" draw:end-glue-point="7" svg:d="M12557 16621h-4953" svg:viewBox="0 0 4954 1">
          <text:p/>
        </draw:connector>
        <draw:connector draw:style-name="gr6" draw:text-style-name="P4" draw:layer="layout" svg:x1="13.129cm" svg:y1="11.414cm" svg:x2="15.859cm" svg:y2="14.716cm" draw:start-shape="id1" draw:start-glue-point="8" draw:end-shape="id2" draw:end-glue-point="0" svg:d="M13129 11414v1652h2730v1650" svg:viewBox="0 0 2731 3303">
          <text:p/>
        </draw:connector>
        <draw:connector draw:style-name="gr6" draw:text-style-name="P4" draw:layer="layout" svg:x1="23.831cm" svg:y1="12.557cm" svg:x2="19.161cm" svg:y2="16.621cm" draw:start-shape="id4" draw:start-glue-point="2" draw:end-shape="id2" draw:end-glue-point="1" svg:d="M23831 12557v4064h-4670" svg:viewBox="0 0 4671 4065">
          <text:p/>
        </draw:connector>
        <draw:connector draw:style-name="gr6" draw:text-style-name="P4" draw:layer="layout" svg:x1="9.382cm" svg:y1="3.54cm" svg:x2="20.431cm" svg:y2="4.408cm" draw:start-shape="id5" draw:start-glue-point="1" draw:end-shape="id6" draw:end-glue-point="3" svg:d="M9382 3540h5524v868h5525" svg:viewBox="0 0 11050 869">
          <text:p/>
        </draw:connector>
        <draw:connector draw:style-name="gr6" draw:text-style-name="P4" draw:layer="layout" svg:x1="23.796cm" svg:y1="6.588cm" svg:x2="23.831cm" svg:y2="8.62cm" draw:start-shape="id6" draw:start-glue-point="2" draw:end-shape="id4" draw:end-glue-point="0" svg:d="M23796 6588v1016h35v1016" svg:viewBox="0 0 36 2033">
          <text:p/>
        </draw:connector>
        <draw:connector draw:style-name="gr6" draw:text-style-name="P4" draw:layer="layout" svg:x1="9.382cm" svg:y1="3.54cm" svg:x2="13.128cm" svg:y2="7.35cm" draw:start-shape="id5" draw:start-glue-point="1" draw:end-shape="id1" svg:d="M9382 3540h3746v3810" svg:viewBox="0 0 3747 3811">
          <text:p/>
        </draw:connector>
        <draw:custom-shape draw:style-name="gr7" draw:text-style-name="P5" xml:id="id3" draw:id="id3" draw:layer="layout" svg:width="5.715cm" svg:height="5.588cm" svg:x="1.889cm" svg:y="13.827cm">
          <text:p><text:span text:style-name="T1">Results!</text:span></text:p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8" draw:text-style-name="P1" xml:id="id5" draw:id="id5" draw:layer="layout" svg:width="7.239cm" svg:height="3.81cm" svg:x="2.143cm" svg:y="1.635cm">
          <text:p text:style-name="P1">Numerical Model</text:p>
          <text:p text:style-name="P1">(CAM, WRF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0:32:38.213978000</meta:creation-date>
    <dc:date>2017-09-15T11:17:16.431439000</dc:date>
    <meta:editing-duration>PT16M50S</meta:editing-duration>
    <meta:editing-cycles>5</meta:editing-cycles>
    <meta:generator>LibreOffice/5.2.3.3$MacOSX_X86_64 LibreOffice_project/d54a8868f08a7b39642414cf2c8ef2f228f780cf</meta:generator>
    <meta:document-statistic meta:object-count="13"/>
  </office:meta>
</office:document-meta>
</file>